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25:50.497000000</dc:date>
    <meta:editing-duration>PT3H17M57S</meta:editing-duration>
    <meta:editing-cycles>47</meta:editing-cycles>
    <meta:generator>LibreOffice/7.3.5.2$Windows_X86_64 LibreOffice_project/184fe81b8c8c30d8b5082578aee2fed2ea847c01</meta:generator>
    <meta:document-statistic meta:object-count="159"/>
  </office:meta>
</office:document-meta>
</file>